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>
      <style:text-properties officeooo:paragraph-rsid="00141e6a"/>
    </style:style>
    <style:style style:name="P4" style:family="paragraph" style:parent-style-name="Text_20_body">
      <style:paragraph-properties fo:text-align="center" style:justify-single-word="false"/>
      <style:text-properties officeooo:rsid="00141e6a"/>
    </style:style>
    <style:style style:name="P5" style:family="paragraph" style:parent-style-name="Table_20_Contents">
      <style:text-properties officeooo:rsid="00141e6a" officeooo:paragraph-rsid="00141e6a"/>
    </style:style>
    <style:style style:name="P6" style:family="paragraph" style:parent-style-name="Azione_20_attore">
      <style:text-properties officeooo:rsid="00141e6a" officeooo:paragraph-rsid="00141e6a"/>
    </style:style>
    <style:style style:name="P7" style:family="paragraph" style:parent-style-name="Azione_20_attore" style:list-style-name="Numerazione_20_UC">
      <style:text-properties officeooo:rsid="00141e6a" officeooo:paragraph-rsid="0017d186"/>
    </style:style>
    <style:style style:name="P8" style:family="paragraph" style:parent-style-name="Azione_20_sistema">
      <style:text-properties officeooo:rsid="00141e6a" officeooo:paragraph-rsid="00141e6a"/>
    </style:style>
    <style:style style:name="T1" style:family="text">
      <style:text-properties officeooo:rsid="00141e6a"/>
    </style:style>
    <style:style style:name="T2" style:family="text">
      <style:text-properties officeooo:rsid="001712a4"/>
    </style:style>
    <style:style style:name="T3" style:family="text">
      <style:text-properties officeooo:rsid="00194e18"/>
    </style:style>
    <style:style style:name="T4" style:family="text">
      <style:text-properties officeooo:rsid="0019cf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Inserimento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Iniziato da: genitore OR educatore didattico OR direttore OR 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viene riconosciuto come genitore OR educatore didattico OR direttore OR psicopedagog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449959" text:style-name="Numerazione_20_UC">
              <text:list-item text:start-value="1">
                <text:p text:style-name="P7">L'utente <text:span text:style-name="T2">accede al</text:span> forum (include Visualizzazione lista argomenti)</text:p>
                <text:p text:style-name="P8"/>
              </text:list-item>
              <text:list-item>
                <text:p text:style-name="P6">L'utente apre un nuovo argomento </text:p>
                <text:p text:style-name="P8"/>
              </text:list-item>
              <text:list-item>
                <text:p text:style-name="P8">Il sistema <text:span text:style-name="T3">mostra</text:span> una form per un nuovo argomento</text:p>
                <text:p text:style-name="P6"/>
              </text:list-item>
              <text:list-item>
                <text:p text:style-name="P6">L'utente compila il form e sottomette l'argomento</text:p>
                <text:p text:style-name="P8"/>
              </text:list-item>
              <text:list-item>
                <text:p text:style-name="P8">Il sistema memorizza i dati inseriti e genera una nuova pagin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L'utente ha inserito l'argomento <text:span text:style-name="T4">e il sistema mostra l'avvenuta aggiunta</text:span></text:p>
            <text:p text:style-name="P5">L'utente ha annullato l'operazione di inserimento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<text:span text:style-name="T1">N</text:span>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15M21S</meta:editing-duration>
    <meta:editing-cycles>7</meta:editing-cycles>
    <meta:generator>LibreOffice/3.6$Windows_x86 LibreOffice_project/da8c1e6-fd468f4-454e206-f42a4a9-143cfd</meta:generator>
    <dc:date>2012-10-19T23:38:21.31</dc:date>
    <meta:document-statistic meta:table-count="1" meta:image-count="0" meta:object-count="0" meta:page-count="1" meta:paragraph-count="19" meta:word-count="125" meta:character-count="836" meta:non-whitespace-character-count="734"/>
  </office:meta>
</office:document-meta>
</file>